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ad231"/>
    </style:style>
    <style:style style:name="P2" style:family="paragraph" style:parent-style-name="Standard">
      <style:paragraph-properties fo:text-align="center" style:justify-single-word="false"/>
      <style:text-properties officeooo:paragraph-rsid="001358c3"/>
    </style:style>
    <style:style style:name="P3" style:family="paragraph" style:parent-style-name="Standard">
      <style:paragraph-properties fo:line-height="200%" fo:text-align="center" style:justify-single-word="false"/>
      <style:text-properties officeooo:paragraph-rsid="000ad231"/>
    </style:style>
    <style:style style:name="P4" style:family="paragraph" style:parent-style-name="Standard">
      <style:paragraph-properties fo:line-height="200%" fo:text-align="start" style:justify-single-word="false"/>
      <style:text-properties officeooo:paragraph-rsid="001358c3"/>
    </style:style>
    <style:style style:name="P5" style:family="paragraph" style:parent-style-name="Standard">
      <style:paragraph-properties fo:line-height="200%" fo:text-align="start" style:justify-single-word="false"/>
      <style:text-properties officeooo:paragraph-rsid="0015fa70"/>
    </style:style>
    <style:style style:name="P6" style:family="paragraph" style:parent-style-name="Standard">
      <style:paragraph-properties fo:line-height="200%" fo:text-align="start" style:justify-single-word="false"/>
      <style:text-properties officeooo:paragraph-rsid="001926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COMM326 – Intercultural Communication</text:p>
      <text:p text:style-name="P1">Dr. Elizabeth Root</text:p>
      <text:p text:style-name="P1">2 March 2015</text:p>
      <text:p text:style-name="P1"/>
      <text:p text:style-name="P2">Independent Orientation &amp; Intercultural Conflict</text:p>
      <text:p text:style-name="P3"/>
      <text:p text:style-name="P4">Oregon State University is made up of multiple dance clubs. There is the Ballroom Dance club (BDC), the Country Western club, Swing &amp; Blues club, Salsa club and West Coast Swing (WCS) club. Even though each of these clubs are related to dance, they all have their own individual cultures. Ballroom Dances are very passionate about learning technique and enjoy dancing for the social aspects. Swing &amp; Blues dancers are known to be more intimate and deep thinkers. And the West Coast Swing club dancers are all about competing and having fun. A few years back I was Vice President of the West Coast Swing club. This story is specifically about the president of the club at the time, who I will refer to as Alice.</text:p>
      <text:p text:style-name="P4"/>
      <text:p text:style-name="P5">During my appointment of Vice President, the club was spearheading an interdependent club event called Dancing Under the Stars. Because it was such a large undertaking, it was important that all the dance clubs were involved and working together to make the event successful. The event itself was being headed by Alice, with the majority of costs being paid for by the BDC because they had the savings. The plan was to rent a large dance floor to cover the concrete in front of the MU, bring in lighting, and dance in the evening away under the stars.</text:p>
      <text:p text:style-name="P5"/>
      <text:p text:style-name="P6">Now Alice was not a great manager. During WCS meetings she would routinely ask for suggestions on how to manipulate the other clubs to work with us, and also voice negative opinions of the BDC and other clubs. She was not well liked within the dance community due to her egotism, and unsurprisingly all of the other clubs rescinded their support leading up to the event until it was just the WCS club and the BDC. </text:p>
      <text:p text:style-name="P6"><text:soft-page-break/></text:p>
      <text:p text:style-name="P6">On the day of the event, after we had spent multiple hours helping setup the dance floor, it started to rain. It was a disaster. The floor was the largest cost of the event and now it could even be used. Thankfully we had a backup plan to dance in the MU ballroom.</text:p>
      <text:p text:style-name="P5"/>
      <text:p text:style-name="P6">The fallout was horrible. Almost all of the BDC members were angry with Alice, because she had assured them there was no chance it could rain, and because the event had basically bankrupt the club. As a result of the event the intercultural conflict, the view that one cultures values and goals are independent of others, between the WCS club and others greatly increased. On top of that, it was well known that Alice, with her independent orientation, was using the event as padding on her resume to work as an event coordinator. Had she taken the time to work with and listen to the other clubs, and not manipulate them to get her own way, the views held by the other clubs would have been positive, and the intercultural conflict would have been greatly reduc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8:33:15.881549760</meta:creation-date>
    <dc:date>2015-03-03T13:43:48</dc:date>
    <meta:editing-duration>PT2H32M50S</meta:editing-duration>
    <meta:editing-cycles>6</meta:editing-cycles>
    <meta:generator>LibreOffice/4.0.4.2$Linux_X86_64 LibreOffice_project/400m0$Build-2</meta:generator>
    <dc:creator>Trevor Bramwell</dc:creator>
    <meta:document-statistic meta:table-count="0" meta:image-count="0" meta:object-count="0" meta:page-count="2" meta:paragraph-count="10" meta:word-count="505" meta:character-count="2834" meta:non-whitespace-character-count="2337"/>
  </office:meta>
</office:document-meta>
</file>